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officeooo:rsid="00121396" officeooo:paragraph-rsid="0010ac96" style:font-size-asian="10pt" style:font-size-complex="10pt"/>
    </style:style>
    <style:style style:name="P2" style:family="paragraph" style:parent-style-name="Standard">
      <style:text-properties style:font-name="Verdana" fo:font-size="10pt" fo:font-weight="normal" officeooo:rsid="00140a01" officeooo:paragraph-rsid="00140a01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fo:font-weight="normal" officeooo:rsid="00140a01" officeooo:paragraph-rsid="00140a01" style:font-size-asian="10pt" style:font-weight-asian="normal" style:font-size-complex="10pt" style:font-weight-complex="normal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Verdana" fo:font-size="10pt" fo:font-weight="normal" officeooo:rsid="00140a01" officeooo:paragraph-rsid="00140a01" style:font-size-asian="10pt" style:font-weight-asian="normal" style:font-size-complex="10pt" style:font-weight-complex="normal"/>
    </style:style>
    <style:style style:name="P5" style:family="paragraph" style:parent-style-name="Standard" style:list-style-name="L3">
      <style:paragraph-properties fo:text-align="justify" style:justify-single-word="false"/>
      <style:text-properties style:font-name="Verdana" fo:font-size="10pt" fo:font-weight="normal" officeooo:rsid="0014ad62" officeooo:paragraph-rsid="0014ad62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Verdana" fo:font-size="11pt" fo:font-weight="bold" officeooo:rsid="00140a01" officeooo:paragraph-rsid="00140a01" style:font-size-asian="11pt" style:font-weight-asian="bold" style:font-size-complex="11pt" style:font-weight-complex="bold"/>
    </style:style>
    <style:style style:name="P7" style:family="paragraph" style:parent-style-name="Header">
      <style:text-properties officeooo:rsid="0010ac96" officeooo:paragraph-rsid="0010ac96"/>
    </style:style>
    <style:style style:name="T1" style:family="text">
      <style:text-properties officeooo:rsid="0013cd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Reconocimiento facial</text:p>
      <text:p text:style-name="P2"/>
      <text:p text:style-name="P3">Utiliza algoritmos para identificar o verificar la identidad de una persona basándose en las características de su rostro a partir de una imagen o vídeo.</text:p>
      <text:p text:style-name="P3"/>
      <text:p text:style-name="P3">Sus usos principales son la autenticación biométrica, la seguridad y vigilancia, y la mejora de experiencia de usuarios en diversas aplicaciones. Por ejemplo:</text:p>
      <text:p text:style-name="P3"/>
      <text:list xml:id="list2286119619" text:style-name="L3">
        <text:list-item>
          <text:p text:style-name="P4">Autenticación biométrica: El desbloqueo de un dispositivo móvil mediante la cámara. En China, se está empezando a utilizar para comprobar la edad de los usuarios, principalmente en videojuegos móviles con componentes que puedan causar ludopatía.</text:p>
        </text:list-item>
        <text:list-item>
          <text:p text:style-name="P4">Seguridad y vigilancia: las autoridades las utilizan para comparar imágenes de cámaras de seguridad en busca de delincuentes o personas desaparecidas. También se utiliza en el sector financiero para la prevención de fraudes.</text:p>
        </text:list-item>
        <text:list-item>
          <text:p text:style-name="P5">Mejora de experiencia de usuarios: la galería de muchos móviles utiliza el reconocimiento facial para identificar personas y agrupar todas las fotos y vídeos en las que aparece. En la industria del videojuego, se utiliza para crear personajes más realistas, tanto físicamente como en las emociones que muestr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ac96" officeooo:paragraph-rsid="0010ac96"/>
    </style:style>
    <style:style style:name="MT1" style:family="text">
      <style:text-properties officeooo:rsid="0013cd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rlos Robledo Serradilla. Modelos IA. Tarea <text:span text:style-name="MT1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6T17:45:04.124000000</meta:creation-date>
    <dc:date>2025-10-16T18:21:08.883000000</dc:date>
    <meta:editing-duration>PT14M23S</meta:editing-duration>
    <meta:editing-cycles>3</meta:editing-cycles>
    <meta:generator>Neat_Office/6.2.8.2$Windows_x86 LibreOffice_project/</meta:generator>
    <meta:document-statistic meta:table-count="0" meta:image-count="0" meta:object-count="0" meta:page-count="1" meta:paragraph-count="7" meta:word-count="176" meta:character-count="1160" meta:non-whitespace-character-count="994"/>
  </office:meta>
</office:document-meta>
</file>